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Duration</text:p>
          </table:table-cell>
          <table:table-cell office:value-type="string">
            <text:p>Rows</text:p>
          </table:table-cell>
          <table:table-cell office:value-type="string">
            <text:p>Table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</table:table-row>
        <table:table-row table:style-name="ro1">
          <table:table-cell office:value-type="string">
            <text:p>25-Nov-20 22:15:41.953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string">
            <text:p>Currency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string">
            <text:p>25-Nov-20 22:15:43.117</text:p>
          </table:table-cell>
          <table:table-cell office:value-type="float" office:value="588.71">
            <text:p>588.71</text:p>
          </table:table-cell>
          <table:table-cell office:value-type="float" office:value="0">
            <text:p>0</text:p>
          </table:table-cell>
          <table:table-cell office:value-type="string">
            <text:p>Currency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2">
          <table:table-cell office:value-type="string">
            <text:p>25-Nov-20 22:25:32.103</text:p>
          </table:table-cell>
          <table:table-cell office:value-type="float" office:value="16.35">
            <text:p>16.35</text:p>
          </table:table-cell>
          <table:table-cell office:value-type="float" office:value="1386">
            <text:p>1386</text:p>
          </table:table-cell>
          <table:table-cell office:value-type="string">
            <text:p>CurrencyRate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string">
            <text:p>25-Nov-20 22:25:48.503</text:p>
          </table:table-cell>
          <table:table-cell office:value-type="float" office:value="16.6">
            <text:p>16.60</text:p>
          </table:table-cell>
          <table:table-cell office:value-type="float" office:value="0">
            <text:p>0</text:p>
          </table:table-cell>
          <table:table-cell office:value-type="string">
            <text:p>CurrencyRate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1">
          <table:table-cell office:value-type="string">
            <text:p>25-Nov-20 22:26:05.647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string">
            <text:p>Bank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string">
            <text:p>25-Nov-20 22:26:05.923</text:p>
          </table:table-cell>
          <table:table-cell office:value-type="float" office:value="0.1">
            <text:p>0.10</text:p>
          </table:table-cell>
          <table:table-cell office:value-type="float" office:value="0">
            <text:p>0</text:p>
          </table:table-cell>
          <table:table-cell office:value-type="string">
            <text:p>Bank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2">
          <table:table-cell office:value-type="string">
            <text:p>25-Nov-20 22:26:06.21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BankTransactionType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string">
            <text:p>25-Nov-20 22:26:06.36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BankTransactionType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2">
          <table:table-cell office:value-type="string">
            <text:p>25-Nov-20 22:26:06.540</text:p>
          </table:table-cell>
          <table:table-cell office:value-type="float" office:value="0.1">
            <text:p>0.10</text:p>
          </table:table-cell>
          <table:table-cell office:value-type="float" office:value="0">
            <text:p>0</text:p>
          </table:table-cell>
          <table:table-cell office:value-type="string">
            <text:p>AccountUsage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string">
            <text:p>25-Nov-20 22:26:06.643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AccountUsage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1">
          <table:table-cell office:value-type="string">
            <text:p>25-Nov-20 22:26:07.137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Account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string">
            <text:p>25-Nov-20 22:26:07.380</text:p>
          </table:table-cell>
          <table:table-cell office:value-type="float" office:value="0.1">
            <text:p>0.10</text:p>
          </table:table-cell>
          <table:table-cell office:value-type="float" office:value="0">
            <text:p>0</text:p>
          </table:table-cell>
          <table:table-cell office:value-type="string">
            <text:p>Account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2">
          <table:table-cell office:value-type="string">
            <text:p>25-Nov-20 22:26:07.83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string">
            <text:p>PaymentSource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string">
            <text:p>25-Nov-20 22:26:08.020</text:p>
          </table:table-cell>
          <table:table-cell office:value-type="float" office:value="258.82">
            <text:p>258.82</text:p>
          </table:table-cell>
          <table:table-cell office:value-type="float" office:value="0">
            <text:p>0</text:p>
          </table:table-cell>
          <table:table-cell office:value-type="string">
            <text:p>PaymentSource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2">
          <table:table-cell office:value-type="string">
            <text:p>25-Nov-20 22:30:27.097</text:p>
          </table:table-cell>
          <table:table-cell office:value-type="float" office:value="97.17">
            <text:p>97.17</text:p>
          </table:table-cell>
          <table:table-cell office:value-type="float" office:value="14">
            <text:p>14</text:p>
          </table:table-cell>
          <table:table-cell office:value-type="string">
            <text:p>SpendData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string">
            <text:p>25-Nov-20 22:32:04.267</text:p>
          </table:table-cell>
          <table:table-cell office:value-type="float" office:value="100.73">
            <text:p>100.73</text:p>
          </table:table-cell>
          <table:table-cell office:value-type="float" office:value="0">
            <text:p>0</text:p>
          </table:table-cell>
          <table:table-cell office:value-type="string">
            <text:p>SpendData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2">
          <table:table-cell office:value-type="string">
            <text:p>25-Nov-20 22:33:45.463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string">
            <text:p>TransactionHeader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string">
            <text:p>25-Nov-20 22:33:46.190</text:p>
          </table:table-cell>
          <table:table-cell office:value-type="float" office:value="711.91">
            <text:p>711.91</text:p>
          </table:table-cell>
          <table:table-cell office:value-type="float" office:value="0">
            <text:p>0</text:p>
          </table:table-cell>
          <table:table-cell office:value-type="string">
            <text:p>TransactionHeader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2">
          <table:table-cell office:value-type="string">
            <text:p>25-Nov-20 22:45:38.790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 office:value-type="string">
            <text:p>TransactionLine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string">
            <text:p>25-Nov-20 22:45:39.98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TransactionLine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1">
          <table:table-cell office:value-type="string">
            <text:p>25-Nov-20 22:45:40.307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string">
            <text:p>Reminder</text:p>
          </table:table-cell>
          <table:table-cell office:value-type="string">
            <text:p>Expenditu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string">
            <text:p>25-Nov-20 22:45:40.497</text:p>
          </table:table-cell>
          <table:table-cell office:value-type="float" office:value="899.43">
            <text:p>899.43</text:p>
          </table:table-cell>
          <table:table-cell office:value-type="float" office:value="0">
            <text:p>0</text:p>
          </table:table-cell>
          <table:table-cell office:value-type="string">
            <text:p>Reminder</text:p>
          </table:table-cell>
          <table:table-cell office:value-type="string">
            <text:p>MYSQL</text:p>
          </table:table-cell>
          <table:table-cell office:value-type="string">
            <text:p>Expenditure</text:p>
          </table:table-cell>
        </table:table-row>
        <table:table-row table:style-name="ro2">
          <table:table-cell office:value-type="string">
            <text:p>25-Nov-20 23:00:40.197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string">
            <text:p>NutritionSources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40.5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NutritionSources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40.67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NutritionTypes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40.72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NutritionTypes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40.833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string">
            <text:p>NutritionDetail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41.08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string">
            <text:p>NutritionDetail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41.313</text:p>
          </table:table-cell>
          <table:table-cell office:value-type="float" office:value="0.85">
            <text:p>0.85</text:p>
          </table:table-cell>
          <table:table-cell office:value-type="float" office:value="29">
            <text:p>29</text:p>
          </table:table-cell>
          <table:table-cell office:value-type="string">
            <text:p>NutritionEvent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42.163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string">
            <text:p>NutritionEvent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43.333</text:p>
          </table:table-cell>
          <table:table-cell office:value-type="float" office:value="1.99">
            <text:p>1.99</text:p>
          </table:table-cell>
          <table:table-cell office:value-type="float" office:value="70">
            <text:p>70</text:p>
          </table:table-cell>
          <table:table-cell office:value-type="string">
            <text:p>NutritionRecord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45.323</text:p>
          </table:table-cell>
          <table:table-cell office:value-type="float" office:value="3.83">
            <text:p>3.83</text:p>
          </table:table-cell>
          <table:table-cell office:value-type="float" office:value="1">
            <text:p>1</text:p>
          </table:table-cell>
          <table:table-cell office:value-type="string">
            <text:p>NutritionRecord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49.22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NutritionComposite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49.27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NutritionComposite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49.390</text:p>
          </table:table-cell>
          <table:table-cell office:value-type="float" office:value="0.19">
            <text:p>0.19</text:p>
          </table:table-cell>
          <table:table-cell office:value-type="float" office:value="5">
            <text:p>5</text:p>
          </table:table-cell>
          <table:table-cell office:value-type="string">
            <text:p>Weight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49.577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string">
            <text:p>Weight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49.78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Battery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49.8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Battery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49.917</text:p>
          </table:table-cell>
          <table:table-cell office:value-type="float" office:value="3.26">
            <text:p>3.26</text:p>
          </table:table-cell>
          <table:table-cell office:value-type="float" office:value="76">
            <text:p>76</text:p>
          </table:table-cell>
          <table:table-cell office:value-type="string">
            <text:p>Measure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53.180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  <table:table-cell office:value-type="string">
            <text:p>Measure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57.32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MeasureABPM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57.38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MeasureABPM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>
          <table:table-cell office:value-type="string">
            <text:p>25-Nov-20 23:00:57.49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DrugHistory</text:p>
          </table:table-cell>
          <table:table-cell office:value-type="string">
            <text:p>BloodPressure</text:p>
          </table:table-cell>
          <table:table-cell office:value-type="string">
            <text:p>MYSQLBp</text:p>
          </table:table-cell>
        </table:table-row>
        <table:table-row table:style-name="ro2">
          <table:table-cell office:value-type="string">
            <text:p>25-Nov-20 23:00:57.54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DrugHistory</text:p>
          </table:table-cell>
          <table:table-cell office:value-type="string">
            <text:p>MYSQLBp</text:p>
          </table:table-cell>
          <table:table-cell office:value-type="string">
            <text:p>BloodPressure</text:p>
          </table:table-cell>
        </table:table-row>
        <table:table-row table:style-name="ro2" table:number-rows-repeated="104853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6/11/2020</text:date>, <text:time>09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lose</meta:initial-creator>
    <meta:creation-date>2020-11-26T09:39:23.64</meta:creation-date>
    <dc:date>2020-11-26T09:47:35.21</dc:date>
    <dc:creator>Chris Close</dc:creator>
    <meta:editing-duration>PT8M11S</meta:editing-duration>
    <meta:editing-cycles>1</meta:editing-cycles>
    <meta:document-statistic meta:table-count="3" meta:cell-count="270" meta:object-count="0"/>
    <meta:generator>OpenOffice/4.1.6$Win32 OpenOffice.org_project/416m1$Build-9790</meta:generator>
  </office:meta>
</office:document-meta>
</file>